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C0000001EE8812A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2"><text:text-input text:description="">$project.Name</text:text-input></text:span><text:span text:style-name="T2"><text:text-input text:description=""/></text:span></text:p>
      <text:p text:style-name="Standard"><draw:frame draw:style-name="fr1" draw:name="logo" text:anchor-type="paragraph" svg:x="2.468cm" svg:y="0.646cm" svg:width="0.741cm" svg:height="0.794cm" draw:z-index="0"><draw:image xlink:href="Pictures/100000000000001C0000001EE8812A78.png" xlink:type="simple" xlink:show="embed" xlink:actuate="onLoad"/></draw:frame>Project logo : </text:p>
      <text:p text:style-name="Standard"/>
      <text:p text:style-name="Standard"><draw:frame draw:style-name="fr1" draw:name="originalSizeLogo" text:anchor-type="paragraph" svg:x="3.764cm" svg:y="0.935cm" svg:width="0.741cm" svg:height="0.794cm" draw:z-index="1"><draw:image xlink:href="Pictures/100000000000001C0000001EE8812A78.png" xlink:type="simple" xlink:show="embed" xlink:actuate="onLoad"/></draw:frame>Logo (original size) : </text:p>
      <text:p text:style-name="Standard"/>
      <text:p text:style-name="Standard"><draw:frame draw:style-name="fr1" draw:name="forcedSizeLogo" text:anchor-type="paragraph" svg:x="3.764cm" svg:y="0.935cm" svg:width="0.741cm" svg:height="0.794cm" draw:z-index="2"><draw:image xlink:href="Pictures/100000000000001C0000001EE8812A78.png" xlink:type="simple" xlink:show="embed" xlink:actuate="onLoad"/></draw:frame>Logo (forced size) : </text:p>
      <text:p text:style-name="Standard"/>
      <text:p text:style-name="Standard"><draw:frame draw:style-name="fr1" draw:name="ratioSizeLogo" text:anchor-type="paragraph" svg:x="3.764cm" svg:y="0.935cm" svg:width="0.741cm" svg:height="0.794cm" draw:z-index="3"><draw:image xlink:href="Pictures/100000000000001C0000001EE8812A78.png" xlink:type="simple" xlink:show="embed" xlink:actuate="onLoad"/></draw:frame>Logo (ratio size) :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11-03T14:18:55.93</dc:date>
    <meta:editing-duration>PT4H38M48S</meta:editing-duration>
    <meta:editing-cycles>8</meta:editing-cycles>
    <meta:generator>LibreOffice/3.3$Win32 LibreOffice_project/330m19$Build-401</meta:generator>
    <meta:document-statistic meta:table-count="0" meta:image-count="4" meta:object-count="0" meta:page-count="1" meta:paragraph-count="5" meta:word-count="19" meta:character-count="108"/>
  </office:meta>
</office:document-meta>
</file>